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alendar_20_Event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4935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endar Event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80.6pt" svg:height="2840.31pt" svg:x="81.38pt" svg:y="1073.57pt" draw:caption-point-x="-11.54pt" draw:caption-point-y="-1073.28pt">
              <dc:date>2024-07-29T00:00:00</dc:date>
              <text:p text:style-name="P1">link https://sites.google.com/view/photoboothrentalalisoviejoca/home</text:p>
              <text:p text:style-name="P1"><text:tab/>-Erin Edwards</text:p>
              <text:p text:style-name="P1">----</text:p>
              <text:p text:style-name="P1">link https://sites.google.com/view/newport-beach-photo-booths/best-newport-beach-photo-booth-rental</text:p>
              <text:p text:style-name="P1"><text:tab/>-Erin Edwards</text:p>
              <text:p text:style-name="P1">----</text:p>
              <text:p text:style-name="P1">document view https://docs.google.com/document/d/1FSaIltUreY2Jowbz20V_oxoF6BxK07_7Tsli8qMI1M0/view</text:p>
              <text:p text:style-name="P1"/>
              <text:p text:style-name="P1"><text:s/>document https://docs.google.com/document/d/1RSE5Z2NpxMIF0UoeM1BspbIEgXzUjgva17EMCSfnjBY/edit?usp=sharing</text:p>
              <text:p text:style-name="P1"/>
              <text:p text:style-name="P1"><text:s/>document pub https://docs.google.com/document/d/1RSE5Z2NpxMIF0UoeM1BspbIEgXzUjgva17EMCSfnjBY/pub</text:p>
              <text:p text:style-name="P1"/>
              <text:p text:style-name="P1"><text:s/>document view https://docs.google.com/document/d/1RSE5Z2NpxMIF0UoeM1BspbIEgXzUjgva17EMCSfnjBY/view</text:p>
              <text:p text:style-name="P1"/>
              <text:p text:style-name="P1"><text:s/>document https://docs.google.com/document/d/1axQGGcy37uBi4aSqcGoSm0uo3BW-44gH4FJhDT9qxW8/edit?usp=sharing</text:p>
              <text:p text:style-name="P1"/>
              <text:p text:style-name="P1"><text:s/>document pub https://docs.google.com/document/d/1axQGGcy37uBi4aSqcGoSm0uo3BW-44gH4FJhDT9qxW8/pub</text:p>
              <text:p text:style-name="P1"/>
              <text:p text:style-name="P1"><text:s/>document view https://docs.google.com/document/d/1axQGGcy37uBi4aSqcGoSm0uo3BW-44gH4FJhDT9qxW8/view</text:p>
              <text:p text:style-name="P1"/>
              <text:p text:style-name="P1"><text:s/>link https://sites.google.com/view/huntingtonbeachphotobooth/home</text:p>
              <text:p text:style-name="P1"/>
              <text:p text:style-name="P1"><text:s/>link https://sites.google.com/view/huntingtonbeachphotobooth/open-air-photo-booth-newport-beach</text:p>
              <text:p text:style-name="P1"/>
              <text:p text:style-name="P1"><text:s/>link https://sites.google.com/view/newport-beach-photo-booths/home</text:p>
              <text:p text:style-name="P1"/>
              <text:p text:style-name="P1"><text:s/>link https://sites.google.com/view/newport-beach-photo-booths/best-newport-beach-photo-booth-rental</text:p>
              <text:p text:style-name="P1"/>
              <text:p text:style-name="P1"><text:s/>link https://sites.google.com/view/photoboothrentalalisoviejoca/home</text:p>
              <text:p text:style-name="P1"/>
              <text:p text:style-name="P1"><text:s/>document https://docs.google.com/document/d/1SVNLZDEIsd9uFw9XlKatRekFHSt5it6klIYqbn53V_E/edit?usp=sharing</text:p>
              <text:p text:style-name="P1"/>
              <text:p text:style-name="P1"><text:s/>document pub https://docs.google.com/document/d/1SVNLZDEIsd9uFw9XlKatRekFHSt5it6klIYqbn53V_E/pub</text:p>
              <text:p text:style-name="P1"/>
              <text:p text:style-name="P1"><text:s/>document view https://docs.google.com/document/d/1SVNLZDEIsd9uFw9XlKatRekFHSt5it6klIYqbn53V_E/view</text:p>
              <text:p text:style-name="P1"/>
              <text:p text:style-name="P1"><text:s/>document https://docs.google.com/document/d/1eRbuCycuLXMRpblGlLcLTh8U_xt5ZlhSHAswwfp8BIM/edit?usp=sharing</text:p>
              <text:p text:style-name="P1"/>
              <text:p text:style-name="P1"><text:s/>document pub https://docs.google.com/document/d/1eRbuCycuLXMRpblGlLcLTh8U_xt5ZlhSHAswwfp8BIM/pub</text:p>
              <text:p text:style-name="P1"/>
              <text:p text:style-name="P1"><text:s/>document view https://docs.google.com/document/d/1eRbuCycuLXMRpblGlLcLTh8U_xt5ZlhSHAswwfp8BIM/view</text:p>
              <text:p text:style-name="P1"/>
              <text:p text:style-name="P1"><text:s/>link https://sites.google.com/view/huntingtonbeachphotobooth/home</text:p>
              <text:p text:style-name="P1"/>
              <text:p text:style-name="P1"><text:s/>link https://sites.google.com/view/huntingtonbeachphotobooth/open-air-photo-booth-newport-beach</text:p>
              <text:p text:style-name="P1"/>
              <text:p text:style-name="P1"><text:s/>link https://sites.google.com/view/newport-beach-photo-booths/home</text:p>
              <text:p text:style-name="P1"><text:tab/>-Erin Edwards</text:p>
              <text:p text:style-name="P1">----</text:p>
              <text:p text:style-name="P1">document view https://docs.google.com/document/d/16-pHRLEDzao2l3tXqkwC_o11aJfrivaUkylrWtjEK0E/view</text:p>
              <text:p text:style-name="P1"/>
              <text:p text:style-name="P1"><text:s/>link https://sites.google.com/view/huntingtonbeachphotobooth/home</text:p>
              <text:p text:style-name="P1"/>
              <text:p text:style-name="P1"><text:s/>link https://sites.google.com/view/huntingtonbeachphotobooth/open-air-photo-booth-newport-beach</text:p>
              <text:p text:style-name="P1"/>
              <text:p text:style-name="P1"><text:s/>link https://sites.google.com/view/newport-beach-photo-booths/home</text:p>
              <text:p text:style-name="P1"/>
              <text:p text:style-name="P1"><text:s/>link https://sites.google.com/view/newport-beach-photo-booths/best-newport-beach-photo-booth-rental</text:p>
              <text:p text:style-name="P1"/>
              <text:p text:style-name="P1"><text:s/>link https://sites.google.com/view/photoboothrentalalisoviejoca/home</text:p>
              <text:p text:style-name="P1"/>
              <text:p text:style-name="P1"><text:s/>document https://docs.google.com/document/d/1z6gOwy5LappAUHXiTW-ygR1xwxEP7gClWS7oRFERlFg/edit?usp=sharing</text:p>
              <text:p text:style-name="P1"/>
              <text:p text:style-name="P1"><text:s/>document pub https://docs.google.com/document/d/1z6gOwy5LappAUHXiTW-ygR1xwxEP7gClWS7oRFERlFg/pub</text:p>
              <text:p text:style-name="P1"/>
              <text:p text:style-name="P1"><text:s/>document view https://docs.google.com/document/d/1z6gOwy5LappAUHXiTW-ygR1xwxEP7gClWS7oRFERlFg/view</text:p>
              <text:p text:style-name="P1"/>
              <text:p text:style-name="P1"><text:s/>document https://docs.google.com/document/d/1oHz8Ic1oTn8SnOEhlLmg6fWt1auzUDkLR86D23__Nyk/edit?usp=sharing</text:p>
              <text:p text:style-name="P1"/>
              <text:p text:style-name="P1"><text:s/>document pub https://docs.google.com/document/d/1oHz8Ic1oTn8SnOEhlLmg6fWt1auzUDkLR86D23__Nyk/pub</text:p>
              <text:p text:style-name="P1"/>
              <text:p text:style-name="P1"><text:s/>document view https://docs.google.com/document/d/1oHz8Ic1oTn8SnOEhlLmg6fWt1auzUDkLR86D23__Nyk/view</text:p>
              <text:p text:style-name="P1"/>
              <text:p text:style-name="P1"><text:s/>document https://docs.google.com/document/d/1Zv9rTVn8_tL0ufNvQuDKp5FNoiYrUiBbq7Fnv0Tf7-s/edit?usp=sharing</text:p>
              <text:p text:style-name="P1"/>
              <text:p text:style-name="P1"><text:s/>document pub https://docs.google.com/document/d/1Zv9rTVn8_tL0ufNvQuDKp5FNoiYrUiBbq7Fnv0Tf7-s/pub</text:p>
              <text:p text:style-name="P1"/>
              <text:p text:style-name="P1"><text:s/>document view https://docs.google.com/document/d/1Zv9rTVn8_tL0ufNvQuDKp5FNoiYrUiBbq7Fnv0Tf7-s/view</text:p>
              <text:p text:style-name="P1"/>
              <text:p text:style-name="P1"><text:s/>link https://sites.google.com/view/huntingtonbeachphotobooth/home</text:p>
              <text:p text:style-name="P1"/>
              <text:p text:style-name="P1"><text:s/>link https://sites.google.com/view/huntingtonbeachphotobooth/open-air-photo-booth-newport-beach</text:p>
              <text:p text:style-name="P1"/>
              <text:p text:style-name="P1"><text:s/>link https://sites.google.com/view/newport-beach-photo-booths/home</text:p>
              <text:p text:style-name="P1"/>
              <text:p text:style-name="P1"><text:s/>link https://sites.google.com/view/newport-beach-photo-booths/best-newport-beach-photo-booth-rental</text:p>
              <text:p text:style-name="P1"/>
              <text:p text:style-name="P1"><text:s/>link https://sites.google.com/view/photoboothrentalalisoviejoca/home</text:p>
              <text:p text:style-name="P1"/>
              <text:p text:style-name="P1"><text:s/>document https://docs.google.com/document/d/1FSaIltUreY2Jowbz20V_oxoF6BxK07_7Tsli8qMI1M0/edit?usp=sharing</text:p>
              <text:p text:style-name="P1"/>
              <text:p text:style-name="P1"><text:s/>document pub https://docs.google.com/document/d/1FSaIltUreY2Jowbz20V_oxoF6BxK07_7Tsli8qMI1M0/pub</text:p>
              <text:p text:style-name="P1"><text:tab/>-Erin Edwards</text:p>
              <text:p text:style-name="P1">----</text:p>
              <text:p text:style-name="P1">document pub https://docs.google.com/document/d/1wLBvHAbb9rnf34gcSVsYOH7_ORCrAEG0CUWg53wQNYw/pub</text:p>
              <text:p text:style-name="P1"/>
              <text:p text:style-name="P1"><text:s/>document view https://docs.google.com/document/d/1wLBvHAbb9rnf34gcSVsYOH7_ORCrAEG0CUWg53wQNYw/view</text:p>
              <text:p text:style-name="P1"/>
              <text:p text:style-name="P1"><text:s/>document https://docs.google.com/document/d/1tmLT1cxOqC7fb5saZVpiUdMyIJpkAvSAwFYJJl5sJPc/edit?usp=sharing</text:p>
              <text:p text:style-name="P1"/>
              <text:p text:style-name="P1"><text:s/>document pub https://docs.google.com/document/d/1tmLT1cxOqC7fb5saZVpiUdMyIJpkAvSAwFYJJl5sJPc/pub</text:p>
              <text:p text:style-name="P1"/>
              <text:p text:style-name="P1"><text:s/>document view https://docs.google.com/document/d/1tmLT1cxOqC7fb5saZVpiUdMyIJpkAvSAwFYJJl5sJPc/view</text:p>
              <text:p text:style-name="P1"/>
              <text:p text:style-name="P1"><text:s/>document https://docs.google.com/document/d/1i28sHBFCgW6RiJY-VFxUgVe7vPLbT1L9PJDuRV7Ag2Y/edit?usp=sharing</text:p>
              <text:p text:style-name="P1"/>
              <text:p text:style-name="P1"><text:s/>document pub https://docs.google.com/document/d/1i28sHBFCgW6RiJY-VFxUgVe7vPLbT1L9PJDuRV7Ag2Y/pub</text:p>
              <text:p text:style-name="P1"/>
              <text:p text:style-name="P1"><text:s/>document view https://docs.google.com/document/d/1i28sHBFCgW6RiJY-VFxUgVe7vPLbT1L9PJDuRV7Ag2Y/view</text:p>
              <text:p text:style-name="P1"/>
              <text:p text:style-name="P1"><text:s/>link https://sites.google.com/view/huntingtonbeachphotobooth/home</text:p>
              <text:p text:style-name="P1"/>
              <text:p text:style-name="P1"><text:s/>link https://sites.google.com/view/huntingtonbeachphotobooth/open-air-photo-booth-newport-beach</text:p>
              <text:p text:style-name="P1"/>
              <text:p text:style-name="P1"><text:s/>link https://sites.google.com/view/newport-beach-photo-booths/home</text:p>
              <text:p text:style-name="P1"/>
              <text:p text:style-name="P1"><text:s/>link https://sites.google.com/view/newport-beach-photo-booths/best-newport-beach-photo-booth-rental</text:p>
              <text:p text:style-name="P1"/>
              <text:p text:style-name="P1"><text:s/>link https://sites.google.com/view/photoboothrentalalisoviejoca/home</text:p>
              <text:p text:style-name="P1"/>
              <text:p text:style-name="P1"><text:s/>document https://docs.google.com/document/d/1VSd26rQIFqVkGsX3ZSEpJi24n1ksi8r-47SYj87C6Y0/edit?usp=sharing</text:p>
              <text:p text:style-name="P1"/>
              <text:p text:style-name="P1"><text:s/>document pub https://docs.google.com/document/d/1VSd26rQIFqVkGsX3ZSEpJi24n1ksi8r-47SYj87C6Y0/pub</text:p>
              <text:p text:style-name="P1"/>
              <text:p text:style-name="P1"><text:s/>document view https://docs.google.com/document/d/1VSd26rQIFqVkGsX3ZSEpJi24n1ksi8r-47SYj87C6Y0/view</text:p>
              <text:p text:style-name="P1"/>
              <text:p text:style-name="P1"><text:s/>document https://docs.google.com/document/d/1yA4sWU4PYb0IiajMjFVDFm2pSTk4JSVV3G9SnemaBHU/edit?usp=sharing</text:p>
              <text:p text:style-name="P1"/>
              <text:p text:style-name="P1"><text:s/>document pub https://docs.google.com/document/d/1yA4sWU4PYb0IiajMjFVDFm2pSTk4JSVV3G9SnemaBHU/pub</text:p>
              <text:p text:style-name="P1"/>
              <text:p text:style-name="P1"><text:s/>document view https://docs.google.com/document/d/1yA4sWU4PYb0IiajMjFVDFm2pSTk4JSVV3G9SnemaBHU/view</text:p>
              <text:p text:style-name="P1"/>
              <text:p text:style-name="P1"><text:s/>document https://docs.google.com/document/d/16-pHRLEDzao2l3tXqkwC_o11aJfrivaUkylrWtjEK0E/edit?usp=sharing</text:p>
              <text:p text:style-name="P1"/>
              <text:p text:style-name="P1"><text:s/>document pub https://docs.google.com/document/d/16-pHRLEDzao2l3tXqkwC_o11aJfrivaUkylrWtjEK0E/pub</text:p>
              <text:p text:style-name="P1"><text:tab/>-Erin Edwards</text:p>
              <text:p text:style-name="P1">----</text:p>
              <text:p text:style-name="P1">document pub https://docs.google.com/document/d/1iECpxvmVwE4R16qWr8u9e_gdQAgZr_EwengQeqQrgHY/pub</text:p>
              <text:p text:style-name="P1"/>
              <text:p text:style-name="P1"><text:s/>document view https://docs.google.com/document/d/1iECpxvmVwE4R16qWr8u9e_gdQAgZr_EwengQeqQrgHY/view</text:p>
              <text:p text:style-name="P1"/>
              <text:p text:style-name="P1"><text:s/>link https://sites.google.com/view/huntingtonbeachphotobooth/home</text:p>
              <text:p text:style-name="P1"/>
              <text:p text:style-name="P1"><text:s/>link https://sites.google.com/view/huntingtonbeachphotobooth/open-air-photo-booth-newport-beach</text:p>
              <text:p text:style-name="P1"/>
              <text:p text:style-name="P1"><text:s/>link https://sites.google.com/view/newport-beach-photo-booths/home</text:p>
              <text:p text:style-name="P1"/>
              <text:p text:style-name="P1"><text:s/>link https://sites.google.com/view/newport-beach-photo-booths/best-newport-beach-photo-booth-rental</text:p>
              <text:p text:style-name="P1"/>
              <text:p text:style-name="P1"><text:s/>link https://sites.google.com/view/photoboothrentalalisoviejoca/home</text:p>
              <text:p text:style-name="P1"/>
              <text:p text:style-name="P1"><text:s/>document https://docs.google.com/document/d/1wW8rHgNl0IyWD3rEP0PL3NZEHdMZkx5AgEEHxHKKLKM/edit?usp=sharing</text:p>
              <text:p text:style-name="P1"/>
              <text:p text:style-name="P1"><text:s/>document pub https://docs.google.com/document/d/1wW8rHgNl0IyWD3rEP0PL3NZEHdMZkx5AgEEHxHKKLKM/pub</text:p>
              <text:p text:style-name="P1"/>
              <text:p text:style-name="P1"><text:s/>document view https://docs.google.com/document/d/1wW8rHgNl0IyWD3rEP0PL3NZEHdMZkx5AgEEHxHKKLKM/view</text:p>
              <text:p text:style-name="P1"/>
              <text:p text:style-name="P1"><text:s/>document https://docs.google.com/document/d/1dJqk6Z4uolYXo6ypDrp6Qek6l39TCs7WkC-Z5jrQC2g/edit?usp=sharing</text:p>
              <text:p text:style-name="P1"/>
              <text:p text:style-name="P1"><text:s/>document pub https://docs.google.com/document/d/1dJqk6Z4uolYXo6ypDrp6Qek6l39TCs7WkC-Z5jrQC2g/pub</text:p>
              <text:p text:style-name="P1"/>
              <text:p text:style-name="P1"><text:s/>document view https://docs.google.com/document/d/1dJqk6Z4uolYXo6ypDrp6Qek6l39TCs7WkC-Z5jrQC2g/view</text:p>
              <text:p text:style-name="P1"/>
              <text:p text:style-name="P1"><text:s/>document https://docs.google.com/document/d/1C_R7RbV_QIp8dkxc15AVtsp5f0zih_JAX6HlGg79zl0/edit?usp=sharing</text:p>
              <text:p text:style-name="P1"/>
              <text:p text:style-name="P1"><text:s/>document pub https://docs.google.com/document/d/1C_R7RbV_QIp8dkxc15AVtsp5f0zih_JAX6HlGg79zl0/pub</text:p>
              <text:p text:style-name="P1"/>
              <text:p text:style-name="P1"><text:s/>document view https://docs.google.com/document/d/1C_R7RbV_QIp8dkxc15AVtsp5f0zih_JAX6HlGg79zl0/view</text:p>
              <text:p text:style-name="P1"/>
              <text:p text:style-name="P1"><text:s/>link https://sites.google.com/view/huntingtonbeachphotobooth/home</text:p>
              <text:p text:style-name="P1"/>
              <text:p text:style-name="P1"><text:s/>link https://sites.google.com/view/huntingtonbeachphotobooth/open-air-photo-booth-newport-beach</text:p>
              <text:p text:style-name="P1"/>
              <text:p text:style-name="P1"><text:s/>link https://sites.google.com/view/newport-beach-photo-booths/home</text:p>
              <text:p text:style-name="P1"/>
              <text:p text:style-name="P1"><text:s/>link https://sites.google.com/view/newport-beach-photo-booths/best-newport-beach-photo-booth-rental</text:p>
              <text:p text:style-name="P1"/>
              <text:p text:style-name="P1"><text:s/>link https://sites.google.com/view/photoboothrentalalisoviejoca/home</text:p>
              <text:p text:style-name="P1"/>
              <text:p text:style-name="P1"><text:s/>document https://docs.google.com/document/d/1wLBvHAbb9rnf34gcSVsYOH7_ORCrAEG0CUWg53wQNYw/edit?usp=sharing</text:p>
              <text:p text:style-name="P1"><text:tab/>-Erin Edwards</text:p>
              <text:p text:style-name="P1">----</text:p>
              <text:p text:style-name="P1">Calendar - All Day Event https://www.google.com/calendar/event?eid=NGY1OGVwNTNvYWE4dGlnNDZtOG1rb3Foa3MgMDllYWI2NGEyOTViNzYyNzRhMzYxOTM4ODlmYzA5NjZiOTU1YzVhZDMyY2Q1NzM1OTRlZjQ3YWFiYWE1MmYxYUBncm91cC5jYWxlbmRhci5nb29nbGUuY29t</text:p>
              <text:p text:style-name="P1"/>
              <text:p text:style-name="P1"><text:s/>video https://youtu.be/cij3xm1LtS8</text:p>
              <text:p text:style-name="P1"/>
              <text:p text:style-name="P1"><text:s/>video https://youtu.be/xcQXxcHLLWI</text:p>
              <text:p text:style-name="P1"/>
              <text:p text:style-name="P1"><text:s/>video https://youtu.be/-wfRHfpyDRU</text:p>
              <text:p text:style-name="P1"/>
              <text:p text:style-name="P1"><text:s/>video https://youtu.be/wm3S3txTd24</text:p>
              <text:p text:style-name="P1"/>
              <text:p text:style-name="P1"><text:s/>video https://youtu.be/EUe8JfkM-u4</text:p>
              <text:p text:style-name="P1"/>
              <text:p text:style-name="P1"><text:s/>sheet https://docs.google.com/spreadsheets/d/1GlP1QB_iQOmaGa11xuqtpEbntpeeApEEEOZ43NnSl-Q/edit#gid=0</text:p>
              <text:p text:style-name="P1"/>
              <text:p text:style-name="P1"><text:s/>sheet https://docs.google.com/spreadsheets/d/1GlP1QB_iQOmaGa11xuqtpEbntpeeApEEEOZ43NnSl-Q/edit#gid=645588500</text:p>
              <text:p text:style-name="P1"/>
              <text:p text:style-name="P1"><text:s/>sheet https://docs.google.com/spreadsheets/d/1GlP1QB_iQOmaGa11xuqtpEbntpeeApEEEOZ43NnSl-Q/edit#gid=1192476821</text:p>
              <text:p text:style-name="P1"/>
              <text:p text:style-name="P1"><text:s/>sheet https://docs.google.com/spreadsheets/d/1GlP1QB_iQOmaGa11xuqtpEbntpeeApEEEOZ43NnSl-Q/edit#gid=645403799</text:p>
              <text:p text:style-name="P1"/>
              <text:p text:style-name="P1"><text:s/>sheet https://docs.google.com/spreadsheets/d/1GlP1QB_iQOmaGa11xuqtpEbntpeeApEEEOZ43NnSl-Q/edit#gid=2002354942</text:p>
              <text:p text:style-name="P1"/>
              <text:p text:style-name="P1"><text:s/>folder HTML https://drive.google.com/drive/folders/132DcBOkTHwLQLoPQ0wMt8jMxnjk4yxcc?usp=sharing</text:p>
              <text:p text:style-name="P1"/>
              <text:p text:style-name="P1"><text:s/>HTML https://drive.google.com/file/d/13W5XSV9_UZ7itrIjZH_oj4MZ45EAMNVt/view?usp=sharing</text:p>
              <text:p text:style-name="P1"/>
              <text:p text:style-name="P1"><text:s/>folder Microsoft Files https://drive.google.com/drive/folders/1Xw62ja-zEYmCbEy6sjqvHpwQzGa8qvVD?usp=sharing</text:p>
              <text:p text:style-name="P1"/>
              <text:p text:style-name="P1"><text:s/>document https://docs.google.com/document/d/1ZqDTzUzIs0qVuElsAuz7v56jwyX2uRoqVfKEN9HZ2cU/edit?usp=sharing</text:p>
              <text:p text:style-name="P1"/>
              <text:p text:style-name="P1"><text:s/>document pub https://docs.google.com/document/d/1ZqDTzUzIs0qVuElsAuz7v56jwyX2uRoqVfKEN9HZ2cU/pub</text:p>
              <text:p text:style-name="P1"/>
              <text:p text:style-name="P1"><text:s/>document view https://docs.google.com/document/d/1ZqDTzUzIs0qVuElsAuz7v56jwyX2uRoqVfKEN9HZ2cU/view</text:p>
              <text:p text:style-name="P1"/>
              <text:p text:style-name="P1"><text:s/>document https://docs.google.com/document/d/1qYNS500gecIXGb3uJ_4pyN9YfnIGRP5JYRXJqsCHFho/edit?usp=sharing</text:p>
              <text:p text:style-name="P1"/>
              <text:p text:style-name="P1"><text:s/>document pub https://docs.google.com/document/d/1qYNS500gecIXGb3uJ_4pyN9YfnIGRP5JYRXJqsCHFho/pub</text:p>
              <text:p text:style-name="P1"/>
              <text:p text:style-name="P1"><text:s/>document view https://docs.google.com/document/d/1qYNS500gecIXGb3uJ_4pyN9YfnIGRP5JYRXJqsCHFho/view</text:p>
              <text:p text:style-name="P1"/>
              <text:p text:style-name="P1"><text:s/>document https://docs.google.com/document/d/1iECpxvmVwE4R16qWr8u9e_gdQAgZr_EwengQeqQrgHY/edit?usp=sharing</text:p>
              <text:p text:style-name="P1"><text:tab/>-Erin Edwards</text:p>
              <text:p text:style-name="P1">----</text:p>
              <text:p text:style-name="P1">Calendar - All Day Event https://www.google.com/calendar/event?eid=aG90dmNiY3NlMGs0Y2s5dGxpYmU3bmliM3MgMDllYWI2NGEyOTViNzYyNzRhMzYxOTM4ODlmYzA5NjZiOTU1YzVhZDMyY2Q1NzM1OTRlZjQ3YWFiYWE1MmYxYUBncm91cC5jYWxlbmRhci5nb29nbGUuY29t</text:p>
              <text:p text:style-name="P1"/>
              <text:p text:style-name="P1"><text:s/>Calendar - All Day Event https://www.google.com/calendar/event?eid=NXJrMHBoNGhzYm1mNjhtYWV2cDFza3Q4bjggMDllYWI2NGEyOTViNzYyNzRhMzYxOTM4ODlmYzA5NjZiOTU1YzVhZDMyY2Q1NzM1OTRlZjQ3YWFiYWE1MmYxYUBncm91cC5jYWxlbmRhci5nb29nbGUuY29t</text:p>
              <text:p text:style-name="P1"/>
              <text:p text:style-name="P1"><text:s/>Calendar - All Day Event https://www.google.com/calendar/event?eid=OGVnYjNnMW9mNGo1bmZ1M3RtNjM1c3NmMGcgMDllYWI2NGEyOTViNzYyNzRhMzYxOTM4ODlmYzA5NjZiOTU1YzVhZDMyY2Q1NzM1OTRlZjQ3YWFiYWE1MmYxYUBncm91cC5jYWxlbmRhci5nb29nbGUuY29t</text:p>
              <text:p text:style-name="P1"/>
              <text:p text:style-name="P1"><text:s/>Calendar - All Day Event https://www.google.com/calendar/event?eid=NzQzbjdwYmMzODl0Y2JhYXF0MnRoa2tlcTAgMDllYWI2NGEyOTViNzYyNzRhMzYxOTM4ODlmYzA5NjZiOTU1YzVhZDMyY2Q1NzM1OTRlZjQ3YWFiYWE1MmYxYUBncm91cC5jYWxlbmRhci5nb29nbGUuY29t</text:p>
              <text:p text:style-name="P1"/>
              <text:p text:style-name="P1"><text:s/>Calendar - All Day Event https://www.google.com/calendar/event?eid=am10NXQ5dW4zNWc0amsyY2JyajI4dWVvYjAgMDllYWI2NGEyOTViNzYyNzRhMzYxOTM4ODlmYzA5NjZiOTU1YzVhZDMyY2Q1NzM1OTRlZjQ3YWFiYWE1MmYxYUBncm91cC5jYWxlbmRhci5nb29nbGUuY29t</text:p>
              <text:p text:style-name="P1"/>
              <text:p text:style-name="P1"><text:s/>Calendar - All Day Event https://www.google.com/calendar/event?eid=ZmRkZW5pM2c0YTYyMTk0MDgxZ2Zzdmtnc28gMDllYWI2NGEyOTViNzYyNzRhMzYxOTM4ODlmYzA5NjZiOTU1YzVhZDMyY2Q1NzM1OTRlZjQ3YWFiYWE1MmYxYUBncm91cC5jYWxlbmRhci5nb29nbGUuY29t</text:p>
              <text:p text:style-name="P1"/>
              <text:p text:style-name="P1"><text:s/>Calendar - All Day Event https://www.google.com/calendar/event?eid=dnY4MGkzZnNjODBqaGR2MWx0YW5iN3M5NHMgMDllYWI2NGEyOTViNzYyNzRhMzYxOTM4ODlmYzA5NjZiOTU1YzVhZDMyY2Q1NzM1OTRlZjQ3YWFiYWE1MmYxYUBncm91cC5jYWxlbmRhci5nb29nbGUuY29t</text:p>
              <text:p text:style-name="P1"/>
              <text:p text:style-name="P1"><text:s/>Calendar - All Day Event https://www.google.com/calendar/event?eid=ZzUzYmRwam04aW5vcjAzMHZpc2hqMmJidXMgMDllYWI2NGEyOTViNzYyNzRhMzYxOTM4ODlmYzA5NjZiOTU1YzVhZDMyY2Q1NzM1OTRlZjQ3YWFiYWE1MmYxYUBncm91cC5jYWxlbmRhci5nb29nbGUuY29t</text:p>
              <text:p text:style-name="P1"/>
              <text:p text:style-name="P1"><text:s/>Calendar - All Day Event https://www.google.com/calendar/event?eid=YWI2OGxvc3RpdWVyODNzY2MxN3V1ZjZyZ3MgMDllYWI2NGEyOTViNzYyNzRhMzYxOTM4ODlmYzA5NjZiOTU1YzVhZDMyY2Q1NzM1OTRlZjQ3YWFiYWE1MmYxYUBncm91cC5jYWxlbmRhci5nb29nbGUuY29t</text:p>
              <text:p text:style-name="P1"><text:tab/>-Erin Edwards</text:p>
              <text:p text:style-name="P1">----</text:p>
              <text:p text:style-name="P1">document pub https://docs.google.com/document/d/1iSF2uFyDFbaBd0cOwU-1ZujMhTIJ5Bs6FFkXXtW7YMI/pub</text:p>
              <text:p text:style-name="P1"/>
              <text:p text:style-name="P1"><text:s/>document view https://docs.google.com/document/d/1iSF2uFyDFbaBd0cOwU-1ZujMhTIJ5Bs6FFkXXtW7YMI/view</text:p>
              <text:p text:style-name="P1"/>
              <text:p text:style-name="P1"><text:s/>presentation https://docs.google.com/presentation/d/1bO48_2bW8zg7WEQbWgTwLlyWIaU3s__7BnTLNEhINs4/edit?usp=sharing</text:p>
              <text:p text:style-name="P1"/>
              <text:p text:style-name="P1"><text:s/>presentation pub https://docs.google.com/presentation/d/1bO48_2bW8zg7WEQbWgTwLlyWIaU3s__7BnTLNEhINs4/pub?start=true&amp;loop=true&amp;delayms=3000</text:p>
              <text:p text:style-name="P1"/>
              <text:p text:style-name="P1"><text:s/>presentation view https://docs.google.com/presentation/d/1bO48_2bW8zg7WEQbWgTwLlyWIaU3s__7BnTLNEhINs4/view</text:p>
              <text:p text:style-name="P1"/>
              <text:p text:style-name="P1"><text:s/>presentation html https://docs.google.com/presentation/d/1bO48_2bW8zg7WEQbWgTwLlyWIaU3s__7BnTLNEhINs4/htmlpresent</text:p>
              <text:p text:style-name="P1"/>
              <text:p text:style-name="P1"><text:s/>calendar https://calendar.google.com/calendar/embed?src=09eab64a295b76274a36193889fc0966b955c5ad32cd573594ef47aabaa52f1a@group.calendar.google.com</text:p>
              <text:p text:style-name="P1"/>
              <text:p text:style-name="P1"><text:s/>Calendar - All Day Event https://www.google.com/calendar/event?eid=OWdzZXUyMThvZjdhMDE3N2xxNTliaGh2c2sgMDllYWI2NGEyOTViNzYyNzRhMzYxOTM4ODlmYzA5NjZiOTU1YzVhZDMyY2Q1NzM1OTRlZjQ3YWFiYWE1MmYxYUBncm91cC5jYWxlbmRhci5nb29nbGUuY29t</text:p>
              <text:p text:style-name="P1"/>
              <text:p text:style-name="P1"><text:s/>Calendar - All Day Event https://www.google.com/calendar/event?eid=dTFsNmk4YjdkY2p1amQzNmkzZTdiYTF2am8gMDllYWI2NGEyOTViNzYyNzRhMzYxOTM4ODlmYzA5NjZiOTU1YzVhZDMyY2Q1NzM1OTRlZjQ3YWFiYWE1MmYxYUBncm91cC5jYWxlbmRhci5nb29nbGUuY29t</text:p>
              <text:p text:style-name="P1"/>
              <text:p text:style-name="P1"><text:s/>Calendar - All Day Event https://www.google.com/calendar/event?eid=NTZucGZrdTlrNGl2YjBzajk5bTdmaDB0N28gMDllYWI2NGEyOTViNzYyNzRhMzYxOTM4ODlmYzA5NjZiOTU1YzVhZDMyY2Q1NzM1OTRlZjQ3YWFiYWE1MmYxYUBncm91cC5jYWxlbmRhci5nb29nbGUuY29t</text:p>
              <text:p text:style-name="P1"/>
              <text:p text:style-name="P1"><text:s/>Calendar - All Day Event https://www.google.com/calendar/event?eid=N29kYWF1ODJjczQ3ZXBiczA3ZjlmOG5qYjggMDllYWI2NGEyOTViNzYyNzRhMzYxOTM4ODlmYzA5NjZiOTU1YzVhZDMyY2Q1NzM1OTRlZjQ3YWFiYWE1MmYxYUBncm91cC5jYWxlbmRhci5nb29nbGUuY29t</text:p>
              <text:p text:style-name="P1"/>
              <text:p text:style-name="P1"><text:s/>Calendar - All Day Event https://www.google.com/calendar/event?eid=ZWNxZ3Brdm1xYTltZGlpaDNlbGZqcW1uOTQgMDllYWI2NGEyOTViNzYyNzRhMzYxOTM4ODlmYzA5NjZiOTU1YzVhZDMyY2Q1NzM1OTRlZjQ3YWFiYWE1MmYxYUBncm91cC5jYWxlbmRhci5nb29nbGUuY29t</text:p>
              <text:p text:style-name="P1"><text:tab/>-Erin Edwards</text:p>
              <text:p text:style-name="P1">----</text:p>
              <text:p text:style-name="P1">CellImage </text:p>
              <text:p text:style-name="P1"/>
              <text:p text:style-name="P1"><text:s/>target url https://sites.google.com/view/fountain-valley-gifphoto-booth/home</text:p>
              <text:p text:style-name="P1"/>
              <text:p text:style-name="P1"><text:s/>folder top https://drive.google.com/drive/folders/1zrvrdIRXyzdlfDJxCPtaR8q9Pu7VZbIs?usp=sharing</text:p>
              <text:p text:style-name="P1"/>
              <text:p text:style-name="P1"><text:s/>rss feed https://news.google.com/rss/search?q=photobooth</text:p>
              <text:p text:style-name="P1"/>
              <text:p text:style-name="P1"><text:s/>folder articles https://drive.google.com/drive/folders/1XvxE0FbB-HWhtAolzJ9ED_1PxTrMWh97?usp=sharing</text:p>
              <text:p text:style-name="P1"/>
              <text:p text:style-name="P1"><text:s/>folder photos https://drive.google.com/drive/folders/1KLHpJv8wV0FJsMxSF01gyxesEx-Ngi00?usp=sharing</text:p>
              <text:p text:style-name="P1"/>
              <text:p text:style-name="P1"><text:s/>folder pdfs https://drive.google.com/drive/folders/1TTQbDRxpm7FkB9mTjW-gJxc0MbcVMhZp?usp=sharing</text:p>
              <text:p text:style-name="P1"/>
              <text:p text:style-name="P1"><text:s/>folder slides https://drive.google.com/drive/folders/1VRKHoZmvOtkQ9v_956VlQO6V1e4XH1VC?usp=sharing</text:p>
              <text:p text:style-name="P1"/>
              <text:p text:style-name="P1"><text:s/>photo https://drive.google.com/file/d/1CRkk8lGsYTg1PzAsDBLamtOAmjsYaiuu/view?usp=sharing</text:p>
              <text:p text:style-name="P1"/>
              <text:p text:style-name="P1"><text:s/>photo https://drive.google.com/file/d/1XGhASpQL_fPrLbpGIgP8lRk5VUhK9uY9/view?usp=sharing</text:p>
              <text:p text:style-name="P1"/>
              <text:p text:style-name="P1"><text:s/>photo https://drive.google.com/file/d/1kPcxEfysqhBbJOKDz2ktCHvI5z5Ej-bO/view?usp=sharing</text:p>
              <text:p text:style-name="P1"/>
              <text:p text:style-name="P1"><text:s/>photo https://drive.google.com/file/d/1bNHd3WjeHgwLwcqTghDfPBmYkoQtOru2/view?usp=sharing</text:p>
              <text:p text:style-name="P1"/>
              <text:p text:style-name="P1"><text:s/>spreadsheet https://docs.google.com/spreadsheets/d/1GlP1QB_iQOmaGa11xuqtpEbntpeeApEEEOZ43NnSl-Q/edit?usp=sharing</text:p>
              <text:p text:style-name="P1"/>
              <text:p text:style-name="P1"><text:s/>spreadsheet key https://docs.google.com/spreadsheet/pub?key=1GlP1QB_iQOmaGa11xuqtpEbntpeeApEEEOZ43NnSl-Q</text:p>
              <text:p text:style-name="P1"/>
              <text:p text:style-name="P1"><text:s/>spreadsheet pubhtml https://docs.google.com/spreadsheets/d/1GlP1QB_iQOmaGa11xuqtpEbntpeeApEEEOZ43NnSl-Q/pubhtml</text:p>
              <text:p text:style-name="P1"/>
              <text:p text:style-name="P1"><text:s/>spreadsheet pub https://docs.google.com/spreadsheets/d/1GlP1QB_iQOmaGa11xuqtpEbntpeeApEEEOZ43NnSl-Q/pub</text:p>
              <text:p text:style-name="P1"/>
              <text:p text:style-name="P1"><text:s/>spreadsheet view https://docs.google.com/spreadsheets/d/1GlP1QB_iQOmaGa11xuqtpEbntpeeApEEEOZ43NnSl-Q/view</text:p>
              <text:p text:style-name="P1"/>
              <text:p text:style-name="P1"><text:s/>form https://docs.google.com/forms/d/1EL1wM0tDwrst4OxwxEYsKT0JnelIL9jMQI0qtPlF3kI/edit?usp=sharing</text:p>
              <text:p text:style-name="P1"/>
              <text:p text:style-name="P1"><text:s/>drawing https://docs.google.com/drawings/d/1b1DCH3WthiQyZ45YukHchI6EbugZnxkzQszRuLE9jsw/edit?usp=sharing</text:p>
              <text:p text:style-name="P1"/>
              <text:p text:style-name="P1"><text:s/>image https://drive.google.com/file/d/1Ub_baxN1yIKa7z6PHbWKiQ5Hv3QmkYdb/view?usp=drivesdk</text:p>
              <text:p text:style-name="P1"/>
              <text:p text:style-name="P1"><text:s/>image link https://sites.google.com/view/aitransformphotobooth/home</text:p>
              <text:p text:style-name="P1"/>
              <text:p text:style-name="P1"><text:s/>document https://docs.google.com/document/d/1iSF2uFyDFbaBd0cOwU-1ZujMhTIJ5Bs6FFkXXtW7YMI/edit?usp=sharing</text:p>
              <text:p text:style-name="P1"><text:tab/>-Erin Edwards</text:p>
            </office:annotation>
            <text:p>All Day Event</text:p>
          </table:table-cell>
          <table:table-cell table:style-name="ce2" office:value-type="string" calcext:value-type="string">
            <text:p><text:a xlink:href="https://www.google.com/calendar/event?eid=OWdzZXUyMThvZjdhMDE3N2xxNTliaGh2c2sgMDllYWI2NGEyOTViNzYyNzRhMzYxOTM4ODlmYzA5NjZiOTU1YzVhZDMyY2Q1NzM1OTRlZjQ3YWFiYWE1MmYxYUBncm91cC5jYWxlbmRhci5nb29nbGUuY29t" xlink:type="simple">https://www.google.com/calendar/event?eid=OWdzZXUyMThvZjdhMDE3N2xxNTliaGh2c2sgMDllYWI2NGEyOTViNzYyNzRhMzYxOTM4ODlmYzA5NjZiOTU1YzVhZDMyY2Q1NzM1OTRlZjQ3YWFiYWE1MmYxYU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dTFsNmk4YjdkY2p1amQzNmkzZTdiYTF2am8gMDllYWI2NGEyOTViNzYyNzRhMzYxOTM4ODlmYzA5NjZiOTU1YzVhZDMyY2Q1NzM1OTRlZjQ3YWFiYWE1MmYxYUBncm91cC5jYWxlbmRhci5nb29nbGUuY29t" xlink:type="simple">https://www.google.com/calendar/event?eid=dTFsNmk4YjdkY2p1amQzNmkzZTdiYTF2am8gMDllYWI2NGEyOTViNzYyNzRhMzYxOTM4ODlmYzA5NjZiOTU1YzVhZDMyY2Q1NzM1OTRlZjQ3YWFiYWE1MmYxYU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NTZucGZrdTlrNGl2YjBzajk5bTdmaDB0N28gMDllYWI2NGEyOTViNzYyNzRhMzYxOTM4ODlmYzA5NjZiOTU1YzVhZDMyY2Q1NzM1OTRlZjQ3YWFiYWE1MmYxYUBncm91cC5jYWxlbmRhci5nb29nbGUuY29t" xlink:type="simple">https://www.google.com/calendar/event?eid=NTZucGZrdTlrNGl2YjBzajk5bTdmaDB0N28gMDllYWI2NGEyOTViNzYyNzRhMzYxOTM4ODlmYzA5NjZiOTU1YzVhZDMyY2Q1NzM1OTRlZjQ3YWFiYWE1MmYxYU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N29kYWF1ODJjczQ3ZXBiczA3ZjlmOG5qYjggMDllYWI2NGEyOTViNzYyNzRhMzYxOTM4ODlmYzA5NjZiOTU1YzVhZDMyY2Q1NzM1OTRlZjQ3YWFiYWE1MmYxYUBncm91cC5jYWxlbmRhci5nb29nbGUuY29t" xlink:type="simple">https://www.google.com/calendar/event?eid=N29kYWF1ODJjczQ3ZXBiczA3ZjlmOG5qYjggMDllYWI2NGEyOTViNzYyNzRhMzYxOTM4ODlmYzA5NjZiOTU1YzVhZDMyY2Q1NzM1OTRlZjQ3YWFiYWE1MmYxYU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ZWNxZ3Brdm1xYTltZGlpaDNlbGZqcW1uOTQgMDllYWI2NGEyOTViNzYyNzRhMzYxOTM4ODlmYzA5NjZiOTU1YzVhZDMyY2Q1NzM1OTRlZjQ3YWFiYWE1MmYxYUBncm91cC5jYWxlbmRhci5nb29nbGUuY29t" xlink:type="simple">https://www.google.com/calendar/event?eid=ZWNxZ3Brdm1xYTltZGlpaDNlbGZqcW1uOTQgMDllYWI2NGEyOTViNzYyNzRhMzYxOTM4ODlmYzA5NjZiOTU1YzVhZDMyY2Q1NzM1OTRlZjQ3YWFiYWE1MmYxYU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aG90dmNiY3NlMGs0Y2s5dGxpYmU3bmliM3MgMDllYWI2NGEyOTViNzYyNzRhMzYxOTM4ODlmYzA5NjZiOTU1YzVhZDMyY2Q1NzM1OTRlZjQ3YWFiYWE1MmYxYUBncm91cC5jYWxlbmRhci5nb29nbGUuY29t" xlink:type="simple">https://www.google.com/calendar/event?eid=aG90dmNiY3NlMGs0Y2s5dGxpYmU3bmliM3MgMDllYWI2NGEyOTViNzYyNzRhMzYxOTM4ODlmYzA5NjZiOTU1YzVhZDMyY2Q1NzM1OTRlZjQ3YWFiYWE1MmYxYU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NXJrMHBoNGhzYm1mNjhtYWV2cDFza3Q4bjggMDllYWI2NGEyOTViNzYyNzRhMzYxOTM4ODlmYzA5NjZiOTU1YzVhZDMyY2Q1NzM1OTRlZjQ3YWFiYWE1MmYxYUBncm91cC5jYWxlbmRhci5nb29nbGUuY29t" xlink:type="simple">https://www.google.com/calendar/event?eid=NXJrMHBoNGhzYm1mNjhtYWV2cDFza3Q4bjggMDllYWI2NGEyOTViNzYyNzRhMzYxOTM4ODlmYzA5NjZiOTU1YzVhZDMyY2Q1NzM1OTRlZjQ3YWFiYWE1MmYxYU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OGVnYjNnMW9mNGo1bmZ1M3RtNjM1c3NmMGcgMDllYWI2NGEyOTViNzYyNzRhMzYxOTM4ODlmYzA5NjZiOTU1YzVhZDMyY2Q1NzM1OTRlZjQ3YWFiYWE1MmYxYUBncm91cC5jYWxlbmRhci5nb29nbGUuY29t" xlink:type="simple">https://www.google.com/calendar/event?eid=OGVnYjNnMW9mNGo1bmZ1M3RtNjM1c3NmMGcgMDllYWI2NGEyOTViNzYyNzRhMzYxOTM4ODlmYzA5NjZiOTU1YzVhZDMyY2Q1NzM1OTRlZjQ3YWFiYWE1MmYxYU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NzQzbjdwYmMzODl0Y2JhYXF0MnRoa2tlcTAgMDllYWI2NGEyOTViNzYyNzRhMzYxOTM4ODlmYzA5NjZiOTU1YzVhZDMyY2Q1NzM1OTRlZjQ3YWFiYWE1MmYxYUBncm91cC5jYWxlbmRhci5nb29nbGUuY29t" xlink:type="simple">https://www.google.com/calendar/event?eid=NzQzbjdwYmMzODl0Y2JhYXF0MnRoa2tlcTAgMDllYWI2NGEyOTViNzYyNzRhMzYxOTM4ODlmYzA5NjZiOTU1YzVhZDMyY2Q1NzM1OTRlZjQ3YWFiYWE1MmYxYU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am10NXQ5dW4zNWc0amsyY2JyajI4dWVvYjAgMDllYWI2NGEyOTViNzYyNzRhMzYxOTM4ODlmYzA5NjZiOTU1YzVhZDMyY2Q1NzM1OTRlZjQ3YWFiYWE1MmYxYUBncm91cC5jYWxlbmRhci5nb29nbGUuY29t" xlink:type="simple">https://www.google.com/calendar/event?eid=am10NXQ5dW4zNWc0amsyY2JyajI4dWVvYjAgMDllYWI2NGEyOTViNzYyNzRhMzYxOTM4ODlmYzA5NjZiOTU1YzVhZDMyY2Q1NzM1OTRlZjQ3YWFiYWE1MmYxYU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ZmRkZW5pM2c0YTYyMTk0MDgxZ2Zzdmtnc28gMDllYWI2NGEyOTViNzYyNzRhMzYxOTM4ODlmYzA5NjZiOTU1YzVhZDMyY2Q1NzM1OTRlZjQ3YWFiYWE1MmYxYUBncm91cC5jYWxlbmRhci5nb29nbGUuY29t" xlink:type="simple">https://www.google.com/calendar/event?eid=ZmRkZW5pM2c0YTYyMTk0MDgxZ2Zzdmtnc28gMDllYWI2NGEyOTViNzYyNzRhMzYxOTM4ODlmYzA5NjZiOTU1YzVhZDMyY2Q1NzM1OTRlZjQ3YWFiYWE1MmYxYU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dnY4MGkzZnNjODBqaGR2MWx0YW5iN3M5NHMgMDllYWI2NGEyOTViNzYyNzRhMzYxOTM4ODlmYzA5NjZiOTU1YzVhZDMyY2Q1NzM1OTRlZjQ3YWFiYWE1MmYxYUBncm91cC5jYWxlbmRhci5nb29nbGUuY29t" xlink:type="simple">https://www.google.com/calendar/event?eid=dnY4MGkzZnNjODBqaGR2MWx0YW5iN3M5NHMgMDllYWI2NGEyOTViNzYyNzRhMzYxOTM4ODlmYzA5NjZiOTU1YzVhZDMyY2Q1NzM1OTRlZjQ3YWFiYWE1MmYxYU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ZzUzYmRwam04aW5vcjAzMHZpc2hqMmJidXMgMDllYWI2NGEyOTViNzYyNzRhMzYxOTM4ODlmYzA5NjZiOTU1YzVhZDMyY2Q1NzM1OTRlZjQ3YWFiYWE1MmYxYUBncm91cC5jYWxlbmRhci5nb29nbGUuY29t" xlink:type="simple">https://www.google.com/calendar/event?eid=ZzUzYmRwam04aW5vcjAzMHZpc2hqMmJidXMgMDllYWI2NGEyOTViNzYyNzRhMzYxOTM4ODlmYzA5NjZiOTU1YzVhZDMyY2Q1NzM1OTRlZjQ3YWFiYWE1MmYxYU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YWI2OGxvc3RpdWVyODNzY2MxN3V1ZjZyZ3MgMDllYWI2NGEyOTViNzYyNzRhMzYxOTM4ODlmYzA5NjZiOTU1YzVhZDMyY2Q1NzM1OTRlZjQ3YWFiYWE1MmYxYUBncm91cC5jYWxlbmRhci5nb29nbGUuY29t" xlink:type="simple">https://www.google.com/calendar/event?eid=YWI2OGxvc3RpdWVyODNzY2MxN3V1ZjZyZ3MgMDllYWI2NGEyOTViNzYyNzRhMzYxOTM4ODlmYzA5NjZiOTU1YzVhZDMyY2Q1NzM1OTRlZjQ3YWFiYWE1MmYxYUBncm91cC5jYWxlbmRhci5nb29nbGUuY29t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Day Event</text:p>
          </table:table-cell>
          <table:table-cell table:style-name="ce2" office:value-type="string" calcext:value-type="string">
            <text:p><text:a xlink:href="https://www.google.com/calendar/event?eid=NGY1OGVwNTNvYWE4dGlnNDZtOG1rb3Foa3MgMDllYWI2NGEyOTViNzYyNzRhMzYxOTM4ODlmYzA5NjZiOTU1YzVhZDMyY2Q1NzM1OTRlZjQ3YWFiYWE1MmYxYUBncm91cC5jYWxlbmRhci5nb29nbGUuY29t" xlink:type="simple">https://www.google.com/calendar/event?eid=NGY1OGVwNTNvYWE4dGlnNDZtOG1rb3Foa3MgMDllYWI2NGEyOTViNzYyNzRhMzYxOTM4ODlmYzA5NjZiOTU1YzVhZDMyY2Q1NzM1OTRlZjQ3YWFiYWE1MmYxYUBncm91cC5jYWxlbmRhci5nb29nbGUuY29t</text:a></text:p>
          </table:table-cell>
          <table:table-cell table:number-columns-repeated="1022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lendar_20_Events" style:display-name="PageStyle_Calendar Ev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0" meta:object-count="0"/>
    <meta:generator>LibreOfficeDev/6.0.5.2$Linux_X86_64 LibreOffice_project/</meta:generator>
  </office:meta>
</office:document-meta>
</file>